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f2198" style:font-size-asian="14pt" style:font-size-complex="14pt"/>
    </style:style>
    <style:style style:name="P4" style:family="paragraph" style:parent-style-name="Standard">
      <style:text-properties fo:font-size="14pt" officeooo:paragraph-rsid="000faba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faba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8" style:family="paragraph" style:parent-style-name="Standard" style:list-style-name="WW8Num1"/>
    <style:style style:name="P9" style:family="paragraph" style:parent-style-name="Standard">
      <style:text-properties fo:font-size="16pt" officeooo:paragraph-rsid="001255a5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f2198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/text:p>
      <text:p text:style-name="P2">Αναπληρωτές/τριες<text:tab/><text:tab/><text:tab/></text:p>
      <text:p text:style-name="P2"/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9"><text:span text:style-name="T1">ΘΕΜΑ</text:span>: <text:span text:style-name="T5">Χορήγηση αιμοδοτικής <text:s/>άδειας σε αναπληρωτές/τριες</text:span></text:p>
      <text:p text:style-name="P6"/>
      <text:p text:style-name="P7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άδεια <text:bookmark-start text:name="DDE_LINK"/>αιμο<text:bookmark-end text:name="DDE_LINK"/>δοσίας, βάσει του ΔΙΔΑΔ/Φ.53/214/16897/16-11-1994 <text:span text:style-name="T8">για </text:span><text:span text:style-name="T2">[DURATION]</text:span> <text:s/>από <text:span text:style-name="T3">[START_DATE]</text:span> μέχρι <text:span text:style-name="T4">[END_DATE]</text:span> διότι </text:p>
      <text:p text:style-name="P3">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list xml:id="list1795746391" text:style-name="WW8Num1">
        <text:list-item>
          <text:p text:style-name="P8">Βεβαίωση του Νοσοκομείου </text:p>
        </text:list-item>
      </text:list>
      <text:p text:style-name="Standard"/>
      <text:p text:style-name="Standard"/>
      <text:p text:style-name="P2"/>
      <text:p text:style-name="P4">Ημερομηνία: …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8-02-01T10:12:42.056344908</dc:date>
    <meta:print-date>2011-11-22T13:08:00</meta:print-date>
    <meta:editing-cycles>6</meta:editing-cycles>
    <meta:editing-duration>PT10M13S</meta:editing-duration>
    <meta:generator>LibreOffice/5.4.4.2$Linux_X86_64 LibreOffice_project/40m0$Build-2</meta:generator>
    <meta:document-statistic meta:table-count="0" meta:image-count="0" meta:object-count="0" meta:page-count="1" meta:paragraph-count="21" meta:word-count="74" meta:character-count="709" meta:non-whitespace-character-count="644"/>
  </office:meta>
</office:document-meta>
</file>